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B0000010586666FDF45762C1A.png" manifest:media-type="image/png"/>
  <manifest:file-entry manifest:full-path="Pictures/2000000900005DBF000023A9405347E0B86D7E10.svm" manifest:media-type=""/>
  <manifest:file-entry manifest:full-path="Pictures/100000000000055600000300C7BE442A5226CA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17b0" officeooo:paragraph-rsid="001517b0"/>
    </style:style>
    <style:style style:name="P2" style:family="paragraph" style:parent-style-name="Standard">
      <style:text-properties officeooo:rsid="001cf978" officeooo:paragraph-rsid="001cf978"/>
    </style:style>
    <style:style style:name="P3" style:family="paragraph" style:parent-style-name="Standard">
      <style:text-properties officeooo:rsid="001cf978" officeooo:paragraph-rsid="001517b0"/>
    </style:style>
    <style:style style:name="T1" style:family="text">
      <style:text-properties officeooo:rsid="0018837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<text:span text:style-name="T1">17</text:span></text:p>
      <text:p text:style-name="P1"/>
      <text:p text:style-name="P1"><draw:frame draw:style-name="fr1" draw:name="Figura1" text:anchor-type="paragraph" svg:width="17cm" svg:height="6.405cm" draw:z-index="0"><draw:image xlink:href="Pictures/2000000900005DBF000023A9405347E0B86D7E10.svm" xlink:type="simple" xlink:show="embed" xlink:actuate="onLoad"/></draw:frame></text:p>
      <text:p text:style-name="P3"/>
      <text:p text:style-name="P3"><draw:frame draw:style-name="fr1" draw:name="Figura4" text:anchor-type="paragraph" svg:width="17cm" svg:height="6.496cm" draw:z-index="1"><draw:image xlink:href="Pictures/10000000000002AB0000010586666FDF45762C1A.png" xlink:type="simple" xlink:show="embed" xlink:actuate="onLoad"/></draw:frame></text:p>
      <text:p text:style-name="P2"><draw:frame draw:style-name="fr1" draw:name="Figura2" text:anchor-type="paragraph" svg:width="17cm" svg:height="9.557cm" draw:z-index="2"><draw:image xlink:href="Pictures/100000000000055600000300C7BE442A5226CAD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5:50:14.017000000</meta:creation-date>
    <dc:date>2018-03-08T10:59:00.754000000</dc:date>
    <meta:editing-duration>PT29M10S</meta:editing-duration>
    <meta:editing-cycles>12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1" meta:word-count="1" meta:character-count="8" meta:non-whitespace-character-count="8"/>
  </office:meta>
</office:document-meta>
</file>